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egenda" style:family="table">
      <style:table-properties style:width="17cm" table:align="margins"/>
    </style:style>
    <style:style style:name="Legenda.A" style:family="table-column">
      <style:table-column-properties style:column-width="4.997cm" style:rel-column-width="19263*"/>
    </style:style>
    <style:style style:name="Legenda.B" style:family="table-column">
      <style:table-column-properties style:column-width="12.003cm" style:rel-column-width="46272*"/>
    </style:style>
    <style:style style:name="Legenda.A1" style:family="table-cell">
      <style:table-cell-properties fo:padding="0.097cm" fo:border-left="0.05pt solid #000000" fo:border-right="none" fo:border-top="0.05pt solid #000000" fo:border-bottom="0.05pt solid #000000"/>
    </style:style>
    <style:style style:name="Legenda.B1" style:family="table-cell">
      <style:table-cell-properties fo:padding="0.097cm" fo:border="0.05pt solid #000000"/>
    </style:style>
    <style:style style:name="Legenda.A2" style:family="table-cell">
      <style:table-cell-properties fo:padding="0.097cm" fo:border-left="0.05pt solid #000000" fo:border-right="none" fo:border-top="none" fo:border-bottom="0.05pt solid #000000"/>
    </style:style>
    <style:style style:name="Legenda.B2" style:family="table-cell">
      <style:table-cell-properties fo:padding="0.097cm" fo:border-left="0.05pt solid #000000" fo:border-right="0.05pt solid #000000" fo:border-top="none" fo:border-bottom="0.05pt solid #000000"/>
    </style:style>
    <style:style style:name="Legenda.8" style:family="table-row">
      <style:table-row-properties style:min-row-height="1.095cm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997cm" style:rel-column-width="23118*"/>
    </style:style>
    <style:style style:name="Tabella1.B" style:family="table-column">
      <style:table-column-properties style:column-width="11.003cm" style:rel-column-width="4241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997cm" style:rel-column-width="23118*"/>
    </style:style>
    <style:style style:name="Tabella2.B" style:family="table-column">
      <style:table-column-properties style:column-width="11.003cm" style:rel-column-width="4241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6" style:family="table-row">
      <style:table-row-properties style:min-row-height="0.61cm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997cm" style:rel-column-width="23118*"/>
    </style:style>
    <style:style style:name="Tabella4.B" style:family="table-column">
      <style:table-column-properties style:column-width="11.003cm" style:rel-column-width="42417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997cm" style:rel-column-width="23118*"/>
    </style:style>
    <style:style style:name="Tabella5.B" style:family="table-column">
      <style:table-column-properties style:column-width="11.003cm" style:rel-column-width="42417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997cm" style:rel-column-width="23118*"/>
    </style:style>
    <style:style style:name="Tabella6.B" style:family="table-column">
      <style:table-column-properties style:column-width="11.003cm" style:rel-column-width="42417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df16" officeooo:paragraph-rsid="0000df16"/>
    </style:style>
    <style:style style:name="P2" style:family="paragraph" style:parent-style-name="Table_20_Contents">
      <style:text-properties officeooo:rsid="0002a20b" officeooo:paragraph-rsid="0002a20b"/>
    </style:style>
    <style:style style:name="P3" style:family="paragraph" style:parent-style-name="Table_20_Contents">
      <style:text-properties fo:font-weight="bold" officeooo:rsid="0002a20b" officeooo:paragraph-rsid="0002a20b" style:font-weight-asian="bold" style:font-weight-complex="bold"/>
    </style:style>
    <style:style style:name="P4" style:family="paragraph" style:parent-style-name="Table_20_Contents">
      <style:text-properties fo:font-weight="bold" officeooo:rsid="0002a20b" officeooo:paragraph-rsid="00063254" style:font-weight-asian="bold" style:font-weight-complex="bold"/>
    </style:style>
    <style:style style:name="P5" style:family="paragraph" style:parent-style-name="Table_20_Contents">
      <style:text-properties fo:font-weight="bold" officeooo:rsid="000439d7" officeooo:paragraph-rsid="000439d7" style:font-weight-asian="bold" style:font-weight-complex="bold"/>
    </style:style>
    <style:style style:name="P6" style:family="paragraph" style:parent-style-name="Table_20_Contents">
      <style:text-properties fo:font-weight="bold" officeooo:rsid="00063254" officeooo:paragraph-rsid="00063254" style:font-weight-asian="bold" style:font-weight-complex="bold"/>
    </style:style>
    <style:style style:name="P7" style:family="paragraph" style:parent-style-name="Table_20_Contents">
      <style:text-properties fo:font-weight="bold" officeooo:rsid="00070470" officeooo:paragraph-rsid="00070470" style:font-weight-asian="bold" style:font-weight-complex="bold"/>
    </style:style>
    <style:style style:name="P8" style:family="paragraph" style:parent-style-name="Table_20_Contents">
      <style:text-properties fo:font-weight="bold" officeooo:rsid="0008e579" officeooo:paragraph-rsid="0008e579" style:font-weight-asian="bold" style:font-weight-complex="bold"/>
    </style:style>
    <style:style style:name="P9" style:family="paragraph" style:parent-style-name="Table_20_Contents">
      <style:text-properties fo:font-size="16pt" fo:font-weight="bold" officeooo:rsid="0002a20b" officeooo:paragraph-rsid="0002a20b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fo:font-weight="bold" officeooo:rsid="0002a20b" officeooo:paragraph-rsid="000439d7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fo:font-size="16pt" fo:font-weight="bold" officeooo:rsid="0002a20b" officeooo:paragraph-rsid="00070470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officeooo:rsid="000439d7" officeooo:paragraph-rsid="000439d7"/>
    </style:style>
    <style:style style:name="P13" style:family="paragraph" style:parent-style-name="Table_20_Contents">
      <style:text-properties officeooo:rsid="00063254" officeooo:paragraph-rsid="00063254"/>
    </style:style>
    <style:style style:name="P14" style:family="paragraph" style:parent-style-name="Table_20_Contents">
      <style:text-properties officeooo:rsid="00070470" officeooo:paragraph-rsid="00070470"/>
    </style:style>
    <style:style style:name="P15" style:family="paragraph" style:parent-style-name="Table_20_Contents">
      <style:text-properties officeooo:rsid="0008e579" officeooo:paragraph-rsid="0008e579"/>
    </style:style>
    <style:style style:name="P16" style:family="paragraph" style:parent-style-name="Standard">
      <style:text-properties officeooo:rsid="0000df16" officeooo:paragraph-rsid="0000df16"/>
    </style:style>
    <style:style style:name="P17" style:family="paragraph" style:parent-style-name="Standard">
      <style:text-properties officeooo:rsid="0000df16" officeooo:paragraph-rsid="0002a20b"/>
    </style:style>
    <style:style style:name="P18" style:family="paragraph" style:parent-style-name="Standard">
      <style:text-properties officeooo:rsid="0000df16" officeooo:paragraph-rsid="000439d7"/>
    </style:style>
    <style:style style:name="P19" style:family="paragraph" style:parent-style-name="Standard">
      <style:paragraph-properties fo:text-align="center" style:justify-single-word="false"/>
      <style:text-properties fo:font-size="24pt" fo:font-style="italic" fo:font-weight="bold" officeooo:rsid="0000df16" officeooo:paragraph-rsid="0000df16" style:font-size-asian="24pt" style:font-style-asian="italic" style:font-weight-asian="bold" style:font-size-complex="24pt" style:font-style-complex="italic" style:font-weight-complex="bold"/>
    </style:style>
    <style:style style:name="P20" style:family="paragraph" style:parent-style-name="Standard">
      <style:text-properties officeooo:rsid="00063254" officeooo:paragraph-rsid="00063254"/>
    </style:style>
    <style:style style:name="P21" style:family="paragraph" style:parent-style-name="Standard">
      <style:text-properties officeooo:rsid="00063254" officeooo:paragraph-rsid="0000df16"/>
    </style:style>
    <style:style style:name="P22" style:family="paragraph" style:parent-style-name="Standard">
      <style:text-properties officeooo:rsid="00070470" officeooo:paragraph-rsid="00070470"/>
    </style:style>
    <style:style style:name="P23" style:family="paragraph" style:parent-style-name="Standard">
      <style:text-properties officeooo:rsid="000a41c3" officeooo:paragraph-rsid="000a41c3"/>
    </style:style>
    <style:style style:name="P24" style:family="paragraph" style:parent-style-name="Table_20_Contents">
      <style:text-properties fo:font-weight="bold" officeooo:rsid="000a41c3" officeooo:paragraph-rsid="000a41c3" style:font-weight-asian="bold" style:font-weight-complex="bold"/>
    </style:style>
    <style:style style:name="T1" style:family="text">
      <style:text-properties officeooo:rsid="0000df16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02a20b" style:font-style-asian="normal" style:font-weight-asian="bold" style:font-style-complex="normal" style:font-weight-complex="bold"/>
    </style:style>
    <style:style style:name="T4" style:family="text">
      <style:text-properties officeooo:rsid="0002a20b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9">Organico Lifted</text:p>
      <text:p text:style-name="P16"/>
      <text:p text:style-name="P16"/>
      <table:table table:name="Legenda" table:style-name="Legenda">
        <table:table-column table:style-name="Legenda.A"/>
        <table:table-column table:style-name="Legenda.B"/>
        <table:table-row>
          <table:table-cell table:style-name="Legenda.A1" office:value-type="string">
            <text:p text:style-name="P16">DEC./DECLINE</text:p>
          </table:table-cell>
          <table:table-cell table:style-name="Legenda.B1" office:value-type="string">
            <text:p text:style-name="P16">Ogni esercizio con scritto DECLINE è semplicemente uguale all'esercizio base ma con i piedi su un rialzo come una sedia.</text:p>
            <text:p text:style-name="P16">Ad esempio Decline push ups = push ups classiche con i piedi su un rialzo.</text:p>
          </table:table-cell>
        </table:table-row>
        <table:table-row>
          <table:table-cell table:style-name="Legenda.A2" office:value-type="string">
            <text:p text:style-name="P16">JUMP/CLAP</text:p>
          </table:table-cell>
          <table:table-cell table:style-name="Legenda.B2" office:value-type="string">
            <text:p text:style-name="P16">Ogni esercizio con scritto JUMP o CLAP è uguale all'esercizio base ma con un salto nel caso di JUMP o una </text:p>
            <text:p text:style-name="P16">spinta con le braccia seguita da un battito di mani nel caso di CLAP</text:p>
          </table:table-cell>
        </table:table-row>
        <table:table-row>
          <table:table-cell table:style-name="Legenda.A2" office:value-type="string">
            <text:p text:style-name="P16">PIRAMIDALE</text:p>
          </table:table-cell>
          <table:table-cell table:style-name="Legenda.B2" office:value-type="string">
            <text:p text:style-name="P16">Ogni esercizio con scritto PIRAMIDALE si svolge partendo da 1 ripetizione dell'esercizio, poi fare pochi</text:p>
            <text:p text:style-name="P16">secondi di pausa e fare 2 ripetizioni di nuovo qualche secondo e poi 3 rep, e cosi via. Si va avanti fino a quando si </text:p>
            <text:p text:style-name="P16">riesce, se si arriva da esempio a 5 ripetizioni di fila si ci ferma, si fa una pausa un po più lunga e poi si fa la strada </text:p>
            <text:p text:style-name="P16">inversa di nuovo fino ad 1. E' un ottimo metodo per migliorare molto in un esercizio.</text:p>
          </table:table-cell>
        </table:table-row>
        <table:table-row>
          <table:table-cell table:style-name="Legenda.A2" office:value-type="string">
            <text:p text:style-name="P16">WEI/WEIGHTED</text:p>
          </table:table-cell>
          <table:table-cell table:style-name="Legenda.B2" office:value-type="string">
            <text:p text:style-name="P16">Per Weighted si intende l'esericizio base con l'aggiunta di un peso. Se non si dispone di una cintura da sollevamento </text:p>
            <text:p text:style-name="P16">o dischi in ghisa va più che bene uno zaino con dentro libri o qualunque peso. La scelta del peso deve permettervi di </text:p>
          </table:table-cell>
        </table:table-row>
        <table:table-row>
          <table:table-cell table:style-name="Legenda.A2" office:value-type="string">
            <text:p text:style-name="P16">SUPERSET</text:p>
          </table:table-cell>
          <table:table-cell table:style-name="Legenda.B2" office:value-type="string">
            <text:p text:style-name="P16">La dicitura (x+y)x N come ad esempio (8+10)x3 è la dicitura dei superset, ovvero 2 esercizi contrapposti fatti di fila </text:p>
            <text:p text:style-name="P16">senza pausa, per poi fare una pausa più lunga tra ogni serie di superset (circa 1.30)</text:p>
          </table:table-cell>
        </table:table-row>
        <table:table-row>
          <table:table-cell table:style-name="Legenda.A2" office:value-type="string">
            <text:p text:style-name="P16">PsU</text:p>
          </table:table-cell>
          <table:table-cell table:style-name="Legenda.B2" office:value-type="string">
            <text:p text:style-name="P1">Per PsU si intende Push Up, quindi può essere accompagnato da una qualsiasi delle varianti dei piegamenti</text:p>
          </table:table-cell>
        </table:table-row>
        <table:table-row>
          <table:table-cell table:style-name="Legenda.A2" office:value-type="string">
            <text:p text:style-name="P16">PlU </text:p>
          </table:table-cell>
          <table:table-cell table:style-name="Legenda.B2" office:value-type="string">
            <text:p text:style-name="P1">Per PlU si intende Pull Up, quindi può essere accompagnato da una qualsiasi delle varianti delle trazioni</text:p>
          </table:table-cell>
        </table:table-row>
        <table:table-row table:style-name="Legenda.8">
          <table:table-cell table:style-name="Legenda.A2" office:value-type="string">
            <text:p text:style-name="P1">R/Ring</text:p>
          </table:table-cell>
          <table:table-cell table:style-name="Legenda.B2" office:value-type="string">
            <text:p text:style-name="P1">L’esercizio classico che viene però eseguito sugli anelli, spesso l’esecuzione può cambiare, quindi controllare la lista</text:p>
          </table:table-cell>
        </table:table-row>
        <table:table-row>
          <table:table-cell table:style-name="Legenda.A2" office:value-type="string">
            <text:p text:style-name="P1">FL/Floor</text:p>
          </table:table-cell>
          <table:table-cell table:style-name="Legenda.B2" office:value-type="string">
            <text:p text:style-name="P1">Si intende “a terra”, quindi la variante dell’esercizio eseguita a terra, non alla sbarra/parallele o agli anelli</text:p>
          </table:table-cell>
        </table:table-row>
        <table:table-row>
          <table:table-cell table:style-name="Legenda.A2" office:value-type="string">
            <text:p text:style-name="P1">Sl/Slow</text:p>
          </table:table-cell>
          <table:table-cell table:style-name="Legenda.B2" office:value-type="string">
            <text:p text:style-name="P1">L’esercizio svolto in maniera molto più lenta del normale, con controllo sia nella fase positiva che soprattutto nella fase negativa.</text:p>
          </table:table-cell>
        </table:table-row>
        <table:table-row>
          <table:table-cell table:style-name="Legenda.A2" office:value-type="string">
            <text:p text:style-name="P1">Ng/Negative</text:p>
          </table:table-cell>
          <table:table-cell table:style-name="Legenda.B2" office:value-type="string">
            <text:p text:style-name="P1">SI intende solo al fase negativa dell’esercizio, nel caso delle trazioni ad esempio sarebbe la fase di discesa.</text:p>
          </table:table-cell>
        </table:table-row>
        <table:table-row>
          <table:table-cell table:style-name="Legenda.A2" office:value-type="string">
            <text:p text:style-name="P1">Pos</text:p>
          </table:table-cell>
          <table:table-cell table:style-name="Legenda.B2" office:value-type="string">
            <text:p text:style-name="P1">Si intende position, ovvero posizione, dipende da quale.</text:p>
          </table:table-cell>
        </table:table-row>
        <table:table-row>
          <table:table-cell table:style-name="Legenda.A2" office:value-type="string">
            <text:p text:style-name="P12">Fl</text:p>
          </table:table-cell>
          <table:table-cell table:style-name="Legenda.B2" office:value-type="string">
            <text:p text:style-name="P12">Front Lever</text:p>
          </table:table-cell>
        </table:table-row>
        <table:table-row>
          <table:table-cell table:style-name="Legenda.A2" office:value-type="string">
            <text:p text:style-name="P12">Bl</text:p>
          </table:table-cell>
          <table:table-cell table:style-name="Legenda.B2" office:value-type="string">
            <text:p text:style-name="P12">Back lever</text:p>
          </table:table-cell>
        </table:table-row>
      </table:table>
      <text:p text:style-name="P16"/>
      <text:p text:style-name="P21"/>
      <text:p text:style-name="P21"/>
      <text:p text:style-name="P16"/>
      <text:p text:style-name="P16"><text:soft-page-break/><text:span text:style-name="T5">LISTA ESERCIZI, CON LINK, DIVISA PER SETTORE:</text:span><text:span text:style-name="T2"> (</text:span><text:span text:style-name="T3">in continuo aggiornamento)</text:span></text:p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Spinta </text:p>
          </table:table-cell>
          <table:table-cell table:style-name="Tabella1.B1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3">Push ups</text:p>
          </table:table-cell>
          <table:table-cell table:style-name="Tabella1.B2" office:value-type="string">
            <text:p text:style-name="P17">https://www.youtube.com/watch?v=IODxDxX7oi4</text:p>
          </table:table-cell>
        </table:table-row>
        <table:table-row>
          <table:table-cell table:style-name="Tabella1.A2" office:value-type="string">
            <text:p text:style-name="P3">Diamond push ups</text:p>
          </table:table-cell>
          <table:table-cell table:style-name="Tabella1.B2" office:value-type="string">
            <text:p text:style-name="P17">https://www.youtube.com/watch?v=J0DnG1_S92I</text:p>
          </table:table-cell>
        </table:table-row>
        <table:table-row>
          <table:table-cell table:style-name="Tabella1.A2" office:value-type="string">
            <text:p text:style-name="P3">Dip</text:p>
          </table:table-cell>
          <table:table-cell table:style-name="Tabella1.B2" office:value-type="string">
            <text:p text:style-name="P17">https://www.youtube.com/watch?v=IBHDhk6QmBQ&amp;t=57s</text:p>
          </table:table-cell>
        </table:table-row>
        <table:table-row>
          <table:table-cell table:style-name="Tabella1.A2" office:value-type="string">
            <text:p text:style-name="P3">Chest dip</text:p>
          </table:table-cell>
          <table:table-cell table:style-name="Tabella1.B2" office:value-type="string">
            <text:p text:style-name="P17">https://www.youtube.com/watch?v=dX_nSOOJIsE</text:p>
          </table:table-cell>
        </table:table-row>
        <table:table-row>
          <table:table-cell table:style-name="Tabella1.A2" office:value-type="string">
            <text:p text:style-name="P3">Skull crash</text:p>
          </table:table-cell>
          <table:table-cell table:style-name="Tabella1.B2" office:value-type="string">
            <text:p text:style-name="P17">https://www.youtube.com/watch?v=Hq0Mf8vAXu8</text:p>
          </table:table-cell>
        </table:table-row>
        <table:table-row>
          <table:table-cell table:style-name="Tabella1.A2" office:value-type="string">
            <text:p text:style-name="P3">V push ups</text:p>
          </table:table-cell>
          <table:table-cell table:style-name="Tabella1.B2" office:value-type="string">
            <text:p text:style-name="P17">https://www.youtube.com/watch?v=SeAamz8J5rA&amp;t=3s</text:p>
          </table:table-cell>
        </table:table-row>
        <table:table-row>
          <table:table-cell table:style-name="Tabella1.A2" office:value-type="string">
            <text:p text:style-name="P3">Tricep extension</text:p>
          </table:table-cell>
          <table:table-cell table:style-name="Tabella1.B2" office:value-type="string">
            <text:p text:style-name="P17">https://www.youtube.com/watch?v=VYgVTinbx_A&amp;t</text:p>
          </table:table-cell>
        </table:table-row>
        <table:table-row>
          <table:table-cell table:style-name="Tabella1.A2" office:value-type="string">
            <text:p text:style-name="P3">Spartan push up</text:p>
          </table:table-cell>
          <table:table-cell table:style-name="Tabella1.B2" office:value-type="string">
            <text:p text:style-name="P17">https://www.youtube.com/watch?v=a-CVXlMpy_s</text:p>
          </table:table-cell>
        </table:table-row>
        <table:table-row>
          <table:table-cell table:style-name="Tabella1.A2" office:value-type="string">
            <text:p text:style-name="P3">Pseudo push up</text:p>
          </table:table-cell>
          <table:table-cell table:style-name="Tabella1.B2" office:value-type="string">
            <text:p text:style-name="P17">https://www.youtube.com/watch?v=C-SML6xnVkI</text:p>
          </table:table-cell>
        </table:table-row>
        <table:table-row>
          <table:table-cell table:style-name="Tabella1.A2" office:value-type="string">
            <text:p text:style-name="P3">Planche lean push up</text:p>
          </table:table-cell>
          <table:table-cell table:style-name="Tabella1.B2" office:value-type="string">
            <text:p text:style-name="P17">https://www.youtube.com/watch?v=EpRd88mpM_o</text:p>
          </table:table-cell>
        </table:table-row>
        <table:table-row>
          <table:table-cell table:style-name="Tabella1.A2" office:value-type="string">
            <text:p text:style-name="P3">Archer push up</text:p>
          </table:table-cell>
          <table:table-cell table:style-name="Tabella1.B2" office:value-type="string">
            <text:p text:style-name="P17">https://www.youtube.com/watch?v=Ycbbf7_k7Rc</text:p>
          </table:table-cell>
        </table:table-row>
        <table:table-row>
          <table:table-cell table:style-name="Tabella1.A2" office:value-type="string">
            <text:p text:style-name="P3">Clap push up</text:p>
          </table:table-cell>
          <table:table-cell table:style-name="Tabella1.B2" office:value-type="string">
            <text:p text:style-name="P17">https://www.youtube.com/watch?v=EYwWCgM198U</text:p>
          </table:table-cell>
        </table:table-row>
        <table:table-row>
          <table:table-cell table:style-name="Tabella1.A2" office:value-type="string">
            <text:p text:style-name="P3">Hindu push up</text:p>
          </table:table-cell>
          <table:table-cell table:style-name="Tabella1.B2" office:value-type="string">
            <text:p text:style-name="P17">https://www.youtube.com/watch?v=CdH5dT12axE</text:p>
          </table:table-cell>
        </table:table-row>
        <table:table-row>
          <table:table-cell table:style-name="Tabella1.A2" office:value-type="string">
            <text:p text:style-name="P3">Handstand push up</text:p>
          </table:table-cell>
          <table:table-cell table:style-name="Tabella1.B2" office:value-type="string">
            <text:p text:style-name="P17">https://www.youtube.com/watch?v=ZQd9R9Dqvts</text:p>
          </table:table-cell>
        </table:table-row>
        <table:table-row>
          <table:table-cell table:style-name="Tabella1.A2" office:value-type="string">
            <text:p text:style-name="P6">Chest fly</text:p>
          </table:table-cell>
          <table:table-cell table:style-name="Tabella1.B2" office:value-type="string">
            <text:p text:style-name="P20">https://www.youtube.com/watch?v=z2tTO848MOI</text:p>
          </table:table-cell>
        </table:table-row>
        <table:table-row>
          <table:table-cell table:style-name="Tabella1.A2" office:value-type="string">
            <text:p text:style-name="P4">Typewriter push up</text:p>
          </table:table-cell>
          <table:table-cell table:style-name="Tabella1.B2" office:value-type="string">
            <text:p text:style-name="P2">h<text:span text:style-name="T1">ttps://www.youtube.com/watch?v=PjDEOkGhvD4</text:span></text:p>
          </table:table-cell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Tirata</text:p>
          </table:table-cell>
          <table:table-cell table:style-name="Tabella2.B1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Australian pull up</text:p>
          </table:table-cell>
          <table:table-cell table:style-name="Tabella2.B2" office:value-type="string">
            <text:p text:style-name="P17"><text:span text:style-name="T4">h</text:span>ttps://youtu.be/Wi-URg7kBq4?t=34s</text:p>
          </table:table-cell>
        </table:table-row>
        <table:table-row>
          <table:table-cell table:style-name="Tabella2.A2" office:value-type="string">
            <text:p text:style-name="P3">Australian chin up</text:p>
          </table:table-cell>
          <table:table-cell table:style-name="Tabella2.B2" office:value-type="string">
            <text:p text:style-name="P17">https://www.youtube.com/watch?v=DtRBTAcq6hw</text:p>
          </table:table-cell>
        </table:table-row>
        <table:table-row>
          <table:table-cell table:style-name="Tabella2.A2" office:value-type="string">
            <text:p text:style-name="P3">Pull up</text:p>
          </table:table-cell>
          <table:table-cell table:style-name="Tabella2.B2" office:value-type="string">
            <text:p text:style-name="P17">https://www.youtube.com/watch?v=eGo4IYlbE5g</text:p>
          </table:table-cell>
        </table:table-row>
        <table:table-row>
          <table:table-cell table:style-name="Tabella2.A2" office:value-type="string">
            <text:p text:style-name="P3">Chin up</text:p>
          </table:table-cell>
          <table:table-cell table:style-name="Tabella2.B2" office:value-type="string">
            <text:p text:style-name="P17">https://www.youtube.com/watch?v=bd_A0kDAyK4</text:p>
          </table:table-cell>
        </table:table-row>
        <table:table-row>
          <table:table-cell table:style-name="Tabella2.A2" office:value-type="string">
            <text:p text:style-name="P6">Neutral pull up</text:p>
          </table:table-cell>
          <table:table-cell table:style-name="Tabella2.B2" office:value-type="string">
            <text:p text:style-name="P20">https://www.youtube.com/watch?v=81X32bJWT-U</text:p>
          </table:table-cell>
        </table:table-row>
        <table:table-row>
          <table:table-cell table:style-name="Tabella2.A2" office:value-type="string">
            <text:p text:style-name="P3">Bicep curl</text:p>
          </table:table-cell>
          <table:table-cell table:style-name="Tabella2.B2" office:value-type="string">
            <text:p text:style-name="P17">https://www.youtube.com/watch?v=vByJfI8acOw&amp;t=43s</text:p>
          </table:table-cell>
        </table:table-row>
        <table:table-row>
          <table:table-cell table:style-name="Tabella2.A2" office:value-type="string">
            <text:p text:style-name="P3">Head banger(anche con gambe distese)</text:p>
          </table:table-cell>
          <table:table-cell table:style-name="Tabella2.B2" office:value-type="string">
            <text:p text:style-name="P17">https://www.youtube.com/watch?v=8UXHia2EwYo</text:p>
          </table:table-cell>
        </table:table-row>
        <table:table-row>
          <table:table-cell table:style-name="Tabella2.A2" office:value-type="string">
            <text:p text:style-name="P3">Negative muscle up</text:p>
          </table:table-cell>
          <table:table-cell table:style-name="Tabella2.B2" office:value-type="string">
            <text:p text:style-name="P17">https://www.youtube.com/watch?v=_gXECajymcY</text:p>
          </table:table-cell>
        </table:table-row>
        <table:table-row>
          <table:table-cell table:style-name="Tabella2.A2" office:value-type="string">
            <text:p text:style-name="P6">Skin the cat</text:p>
          </table:table-cell>
          <table:table-cell table:style-name="Tabella2.B2" office:value-type="string">
            <text:p text:style-name="P20">https://www.youtube.com/watch?v=jrGdbY58Yoo</text:p>
          </table:table-cell>
        </table:table-row>
        <table:table-row>
          <table:table-cell table:style-name="Tabella2.A2" office:value-type="string">
            <text:p text:style-name="P6">Ring rows</text:p>
          </table:table-cell>
          <table:table-cell table:style-name="Tabella2.B2" office:value-type="string">
            <text:p text:style-name="P20">https://www.youtube.com/watch?v=xhlReCpAE9k</text:p>
          </table:table-cell>
        </table:table-row>
        <table:table-row>
          <table:table-cell table:style-name="Tabella2.A2" office:value-type="string">
            <text:p text:style-name="P6">L pull up</text:p>
          </table:table-cell>
          <table:table-cell table:style-name="Tabella2.B2" office:value-type="string">
            <text:p text:style-name="P20">https://www.youtube.com/watch?v=K9DEd2SSVa8</text:p>
          </table:table-cell>
        </table:table-row>
        <table:table-row>
          <table:table-cell table:style-name="Tabella2.A2" office:value-type="string">
            <text:p text:style-name="P6">Ring pull up (l’unica che cambia rispetto alla sbarra)</text:p>
          </table:table-cell>
          <table:table-cell table:style-name="Tabella2.B2" office:value-type="string">
            <text:p text:style-name="P20">https://www.youtube.com/watch?v=ESF3YdVt5RM</text:p>
          </table:table-cell>
        </table:table-row>
      </table:table>
      <text:p text:style-name="P16"/>
      <text:p text:style-name="P16"/>
      <text:p text:style-name="P16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10">Isometrie upper body</text:p>
          </table:table-cell>
          <table:table-cell table:style-name="Tabella3.B1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5">Handstand (wall) hold</text:p>
          </table:table-cell>
          <table:table-cell table:style-name="Tabella3.B2" office:value-type="string">
            <text:p text:style-name="P18">https://www.youtube.com/watch?v=W3ESRgMORXw</text:p>
          </table:table-cell>
        </table:table-row>
        <table:table-row>
          <table:table-cell table:style-name="Tabella3.A2" office:value-type="string">
            <text:p text:style-name="P5">Inverted hang</text:p>
          </table:table-cell>
          <table:table-cell table:style-name="Tabella3.B2" office:value-type="string">
            <text:p text:style-name="P18">https://www.youtube.com/watch?v=16XU4XAEw08</text:p>
          </table:table-cell>
        </table:table-row>
        <table:table-row>
          <table:table-cell table:style-name="Tabella3.A2" office:value-type="string">
            <text:p text:style-name="P5">Front Lever progression</text:p>
          </table:table-cell>
          <table:table-cell table:style-name="Tabella3.B2" office:value-type="string">
            <text:p text:style-name="P12">https://www.youtube.com/watch?v=47tdNa07VJs</text:p>
          </table:table-cell>
        </table:table-row>
        <table:table-row>
          <table:table-cell table:style-name="Tabella3.A2" office:value-type="string">
            <text:p text:style-name="P5">Support position</text:p>
          </table:table-cell>
          <table:table-cell table:style-name="Tabella3.B2" office:value-type="string">
            <text:p text:style-name="P12">https://www.youtube.com/watch?v=pwDJ3lP6fbo</text:p>
          </table:table-cell>
        </table:table-row>
        <table:table-row table:style-name="Tabella3.6">
          <table:table-cell table:style-name="Tabella3.A2" office:value-type="string">
            <text:p text:style-name="P5">Back Lever progression</text:p>
          </table:table-cell>
          <table:table-cell table:style-name="Tabella3.B2" office:value-type="string">
            <text:p text:style-name="P12">https://www.youtube.com/watch?v=r_T4LtZ-bbA</text:p>
          </table:table-cell>
        </table:table-row>
        <table:table-row table:style-name="Tabella3.6">
          <table:table-cell table:style-name="Tabella3.A2" office:value-type="string">
            <text:p text:style-name="P6">German hang</text:p>
          </table:table-cell>
          <table:table-cell table:style-name="Tabella3.B2" office:value-type="string">
            <text:p text:style-name="P13">https://www.youtube.com/watch?v=5KaDOUeMY98</text:p>
          </table:table-cell>
        </table:table-row>
      </table:table>
      <text:p text:style-name="P16"/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Addominali a terra</text:p>
          </table:table-cell>
          <table:table-cell table:style-name="Tabella4.B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">Crunch</text:p>
          </table:table-cell>
          <table:table-cell table:style-name="Tabella4.B2" office:value-type="string">
            <text:p text:style-name="P18">https://www.youtube.com/watch?v=1V4RXxLHNCY</text:p>
          </table:table-cell>
        </table:table-row>
        <table:table-row>
          <table:table-cell table:style-name="Tabella4.A2" office:value-type="string">
            <text:p text:style-name="P5">Twist crunch</text:p>
          </table:table-cell>
          <table:table-cell table:style-name="Tabella4.B2" office:value-type="string">
            <text:p text:style-name="P18">https://www.youtube.com/watch?v=KGCCZ1d8HMU</text:p>
          </table:table-cell>
        </table:table-row>
        <table:table-row>
          <table:table-cell table:style-name="Tabella4.A2" office:value-type="string">
            <text:p text:style-name="P5">Side plank</text:p>
          </table:table-cell>
          <table:table-cell table:style-name="Tabella4.B2" office:value-type="string">
            <text:p text:style-name="P18">https://www.youtube.com/watch?v=NXr4Fw8q60o</text:p>
          </table:table-cell>
        </table:table-row>
        <table:table-row>
          <table:table-cell table:style-name="Tabella4.A2" office:value-type="string">
            <text:p text:style-name="P5">V crunch</text:p>
          </table:table-cell>
          <table:table-cell table:style-name="Tabella4.B2" office:value-type="string">
            <text:p text:style-name="P18">https://www.youtube.com/watch?v=8gK_P7b8OO4</text:p>
          </table:table-cell>
        </table:table-row>
        <table:table-row>
          <table:table-cell table:style-name="Tabella4.A2" office:value-type="string">
            <text:p text:style-name="P5">Floor leg raise</text:p>
          </table:table-cell>
          <table:table-cell table:style-name="Tabella4.B2" office:value-type="string">
            <text:p text:style-name="P18">https://www.youtube.com/watch?v=hXPSNR6tHBE</text:p>
          </table:table-cell>
        </table:table-row>
        <table:table-row>
          <table:table-cell table:style-name="Tabella4.A2" office:value-type="string">
            <text:p text:style-name="P5">Spider plank</text:p>
          </table:table-cell>
          <table:table-cell table:style-name="Tabella4.B2" office:value-type="string">
            <text:p text:style-name="P18">https://youtu.be/HVyHcalg61g</text:p>
          </table:table-cell>
        </table:table-row>
        <table:table-row>
          <table:table-cell table:style-name="Tabella4.A2" office:value-type="string">
            <text:p text:style-name="P5">Floor windshield wiper</text:p>
          </table:table-cell>
          <table:table-cell table:style-name="Tabella4.B2" office:value-type="string">
            <text:p text:style-name="P18">https://www.youtube.com/watch?v=Fuccu9GFO6g</text:p>
          </table:table-cell>
        </table:table-row>
        <table:table-row>
          <table:table-cell table:style-name="Tabella4.A2" office:value-type="string">
            <text:p text:style-name="P5">Reverse crunch/Leg lift</text:p>
          </table:table-cell>
          <table:table-cell table:style-name="Tabella4.B2" office:value-type="string">
            <text:p text:style-name="P18">https://www.youtube.com/watch?v=3waKoMSctJ8</text:p>
          </table:table-cell>
        </table:table-row>
        <table:table-row>
          <table:table-cell table:style-name="Tabella4.A2" office:value-type="string">
            <text:p text:style-name="P5">Plank</text:p>
          </table:table-cell>
          <table:table-cell table:style-name="Tabella4.B2" office:value-type="string">
            <text:p text:style-name="P18">https://www.youtube.com/watch?v=pSHjTRCQxIw</text:p>
          </table:table-cell>
        </table:table-row>
        <table:table-row>
          <table:table-cell table:style-name="Tabella4.A2" office:value-type="string">
            <text:p text:style-name="P6">L-sit</text:p>
          </table:table-cell>
          <table:table-cell table:style-name="Tabella4.B2" office:value-type="string">
            <text:p text:style-name="P20">https://www.youtube.com/watch?v=xBucFFoFtRE</text:p>
          </table:table-cell>
        </table:table-row>
        <table:table-row>
          <table:table-cell table:style-name="Tabella4.A2" office:value-type="string">
            <text:p text:style-name="P7">Hollow position</text:p>
          </table:table-cell>
          <table:table-cell table:style-name="Tabella4.B2" office:value-type="string">
            <text:p text:style-name="P22">https://www.youtube.com/watch?v=UQyStWLw0vU</text:p>
          </table:table-cell>
        </table:table-row>
        <table:table-row>
          <table:table-cell table:style-name="Tabella4.A2" office:value-type="string">
            <text:p text:style-name="P24">Mountain climber</text:p>
          </table:table-cell>
          <table:table-cell table:style-name="Tabella4.B2" office:value-type="string">
            <text:p text:style-name="P23">https://www.youtube.com/watch?v=nmwgirgXLYM</text:p>
          </table:table-cell>
        </table:table-row>
      </table:table>
      <text:p text:style-name="P1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1">Gambe</text:p>
          </table:table-cell>
          <table:table-cell table:style-name="Tabella5.B1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7">Squat</text:p>
          </table:table-cell>
          <table:table-cell table:style-name="Tabella5.B2" office:value-type="string">
            <text:p text:style-name="P14">https://www.youtube.com/watch?v=xfyxEaUWo3M</text:p>
          </table:table-cell>
        </table:table-row>
        <table:table-row>
          <table:table-cell table:style-name="Tabella5.A2" office:value-type="string">
            <text:p text:style-name="P7">Lunges</text:p>
          </table:table-cell>
          <table:table-cell table:style-name="Tabella5.B2" office:value-type="string">
            <text:p text:style-name="P14">https://www.youtube.com/watch?v=7SMzPn4LGjQ</text:p>
          </table:table-cell>
        </table:table-row>
        <table:table-row>
          <table:table-cell table:style-name="Tabella5.A2" office:value-type="string">
            <text:p text:style-name="P7">Bulgarian squat</text:p>
          </table:table-cell>
          <table:table-cell table:style-name="Tabella5.B2" office:value-type="string">
            <text:p text:style-name="P14">https://www.youtube.com/watch?v=2C-uNgKwPLE</text:p>
          </table:table-cell>
        </table:table-row>
        <table:table-row>
          <table:table-cell table:style-name="Tabella5.A2" office:value-type="string">
            <text:p text:style-name="P7">Calf raises</text:p>
          </table:table-cell>
          <table:table-cell table:style-name="Tabella5.B2" office:value-type="string">
            <text:p text:style-name="P14">https://www.youtube.com/watch?v=Tla2ScHQgu0</text:p>
          </table:table-cell>
        </table:table-row>
        <table:table-row>
          <table:table-cell table:style-name="Tabella5.A2" office:value-type="string">
            <text:p text:style-name="P7">Pistol squat</text:p>
          </table:table-cell>
          <table:table-cell table:style-name="Tabella5.B2" office:value-type="string">
            <text:p text:style-name="P14">https://www.youtube.com/watch?v=y0iFWSqxt8M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1">Addominali alla sbarra/anelli</text:p>
          </table:table-cell>
          <table:table-cell table:style-name="Tabella6.B1" office:value-type="string">
            <text:p text:style-name="Table_20_Contents"/>
          </table:table-cell>
        </table:table-row>
        <table:table-row>
          <table:table-cell table:style-name="Tabella6.A2" office:value-type="string">
            <text:p text:style-name="P8">Bar side crunch</text:p>
          </table:table-cell>
          <table:table-cell table:style-name="Tabella6.B2" office:value-type="string">
            <text:p text:style-name="P15">https://youtu.be/QaClNF3bMpY?t=10s</text:p>
          </table:table-cell>
        </table:table-row>
        <table:table-row>
          <table:table-cell table:style-name="Tabella6.A2" office:value-type="string">
            <text:p text:style-name="P8">Bal L-sit</text:p>
          </table:table-cell>
          <table:table-cell table:style-name="Tabella6.B2" office:value-type="string">
            <text:p text:style-name="P15">https://www.youtube.com/watch?v=g5xc65dOSg8</text:p>
          </table:table-cell>
        </table:table-row>
        <table:table-row>
          <table:table-cell table:style-name="Tabella6.A2" office:value-type="string">
            <text:p text:style-name="P8">Windshield wiper</text:p>
          </table:table-cell>
          <table:table-cell table:style-name="Tabella6.B2" office:value-type="string">
            <text:p text:style-name="P15">https://youtu.be/af-20PyuwgI?t=30s</text:p>
          </table:table-cell>
        </table:table-row>
        <table:table-row>
          <table:table-cell table:style-name="Tabella6.A2" office:value-type="string">
            <text:p text:style-name="P8">Bar full leg raise</text:p>
          </table:table-cell>
          <table:table-cell table:style-name="Tabella6.B2" office:value-type="string">
            <text:p text:style-name="P15">https://www.youtube.com/watch?v=kYisFIRohz4</text:p>
          </table:table-cell>
        </table:table-row>
        <table:table-row>
          <table:table-cell table:style-name="Tabella6.A2" office:value-type="string">
            <text:p text:style-name="P8">Bar side leg raise</text:p>
          </table:table-cell>
          <table:table-cell table:style-name="Tabella6.B2" office:value-type="string">
            <text:p text:style-name="P15">https://www.youtube.com/watch?v=lcjGVX307po&amp;feature=youtu.be&amp;t=5m36s</text:p>
          </table:table-cell>
        </table:table-row>
        <text:soft-page-break/>
        <table:table-row>
          <table:table-cell table:style-name="Tabella6.A2" office:value-type="string">
            <text:p text:style-name="P8">Bar half leg raise</text:p>
          </table:table-cell>
          <table:table-cell table:style-name="Tabella6.B2" office:value-type="string">
            <text:p text:style-name="P15">https://youtu.be/lcjGVX307po?t=3m18s</text:p>
          </table:table-cell>
        </table:table-row>
        <table:table-row>
          <table:table-cell table:style-name="Tabella6.A2" office:value-type="string">
            <text:p text:style-name="P8">Bar sky touches(solo la parte da 3:18 a 3:19)</text:p>
          </table:table-cell>
          <table:table-cell table:style-name="Tabella6.B2" office:value-type="string">
            <text:p text:style-name="P15">https://youtu.be/QaClNF3bMpY?t=3m18s 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8:49:40.914163675</meta:creation-date>
    <dc:date>2017-06-06T22:10:18.583673421</dc:date>
    <meta:editing-duration>PT6M47S</meta:editing-duration>
    <meta:editing-cycles>2</meta:editing-cycles>
    <meta:generator>LibreOffice/5.3.1.2$Linux_X86_64 LibreOffice_project/30m0$Build-2</meta:generator>
    <meta:document-statistic meta:table-count="7" meta:image-count="0" meta:object-count="0" meta:page-count="4" meta:paragraph-count="159" meta:word-count="603" meta:character-count="5616" meta:non-whitespace-character-count="5163"/>
  </office:meta>
</office:document-meta>
</file>